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4cm" fo:min-width="0cm"/>
    </style:style>
    <style:style style:name="gr4" style:family="graphic" style:parent-style-name="standard">
      <style:graphic-properties svg:stroke-color="#000000" draw:fill-color="#66ccff" draw:textarea-horizontal-align="justify" draw:textarea-vertical-align="middle" draw:auto-grow-height="false" fo:min-height="0.36cm" fo:min-width="0.11cm"/>
    </style:style>
    <style:style style:name="gr5" style:family="graphic" style:parent-style-name="standard">
      <style:graphic-properties svg:stroke-color="#000000" draw:fill-color="#ffcc00" draw:textarea-horizontal-align="justify" draw:textarea-vertical-align="middle" draw:auto-grow-height="false" fo:min-height="0.36cm" fo:min-width="0.11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36cm" fo:min-width="0.11cm"/>
    </style:style>
    <style:style style:name="gr7" style:family="graphic" style:parent-style-name="standard">
      <style:graphic-properties svg:stroke-color="#000000" draw:fill-color="#ff9999" draw:textarea-horizontal-align="justify" draw:textarea-vertical-align="middle" draw:auto-grow-height="false" fo:min-height="0.36cm" fo:min-width="0.11cm"/>
    </style:style>
    <style:style style:name="gr8" style:family="graphic" style:parent-style-name="standard">
      <style:graphic-properties draw:stroke="dash" draw:stroke-dash="Fine_20_Dashed" svg:stroke-color="#000000" draw:fill-color="#66ccff" draw:textarea-horizontal-align="justify" draw:textarea-vertical-align="middle" draw:auto-grow-height="false" fo:min-height="2.323cm" fo:min-width="2.072cm"/>
    </style:style>
    <style:style style:name="gr9" style:family="graphic" style:parent-style-name="standard">
      <style:graphic-properties draw:stroke="dash" draw:stroke-dash="Fine_20_Dashed" svg:stroke-color="#000000" draw:fill-color="#ffcc00" draw:textarea-horizontal-align="justify" draw:textarea-vertical-align="middle" draw:auto-grow-height="false" fo:min-height="2.323cm" fo:min-width="2.072cm"/>
    </style:style>
    <style:style style:name="gr10" style:family="graphic" style:parent-style-name="objectwithoutfill">
      <style:graphic-properties svg:stroke-width="0.053cm" svg:stroke-color="#ff9999" draw:marker-start-width="0.279cm" draw:marker-end="Small_20_Arrow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Times New Roman"/>
    </style:style>
    <style:style style:name="P3" style:family="paragraph">
      <loext:graphic-properties draw:fill="none" draw:fill-color="#ffffff"/>
      <style:text-properties style:font-name="Times New Roman"/>
    </style:style>
    <style:style style:name="P4" style:family="paragraph">
      <loext:graphic-properties draw:fill-color="#66ccff"/>
      <style:paragraph-properties fo:text-align="center"/>
    </style:style>
    <style:style style:name="P5" style:family="paragraph">
      <loext:graphic-properties draw:fill-color="#ffcc00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9999"/>
      <style:paragraph-properties fo:text-align="center"/>
    </style:style>
    <style:style style:name="P8" style:family="paragraph">
      <style:text-properties fo:color="#800000" fo:background-color="transparent"/>
    </style:style>
    <style:style style:name="P9" style:family="paragraph">
      <loext:graphic-properties draw:fill="none" draw:fill-color="#ffffff"/>
      <style:text-properties fo:color="#800000" fo:background-color="transparent"/>
    </style:style>
    <style:style style:name="P10" style:family="paragraph">
      <style:text-properties fo:color="#800000" fo:font-size="12pt" fo:background-color="transparent" style:font-size-asian="12pt" style:font-size-complex="12pt"/>
    </style:style>
    <style:style style:name="P11" style:family="paragraph">
      <loext:graphic-properties draw:fill="none" draw:fill-color="#ffffff"/>
      <style:text-properties fo:color="#800000" fo:font-size="12pt" fo:background-color="transparent" style:font-size-asian="12pt" style:font-size-complex="12pt"/>
    </style:style>
    <style:style style:name="T1" style:family="text">
      <style:text-properties style:font-name="Times New Roman"/>
    </style:style>
    <style:style style:name="T2" style:family="text">
      <style:text-properties fo:color="#800000" fo:background-color="transparent"/>
    </style:style>
    <style:style style:name="T3" style:family="text">
      <style:text-properties fo:color="#800000" fo:font-size="12pt" fo:background-color="transparen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065cm" svg:y1="15.505cm" svg:x2="14.065cm" svg:y2="9.536cm">
          <text:p/>
        </draw:line>
        <draw:line draw:style-name="gr1" draw:text-style-name="P1" draw:layer="layout" svg:x1="14.065cm" svg:y1="15.478cm" svg:x2="20.715cm" svg:y2="15.478cm">
          <text:p/>
        </draw:line>
        <draw:frame draw:style-name="gr2" draw:text-style-name="P3" draw:layer="layout" svg:width="2.411cm" svg:height="0.954cm" svg:x="18.918cm" svg:y="15.605cm">
          <draw:text-box>
            <text:p text:style-name="P2">Feature</text:p>
          </draw:text-box>
        </draw:frame>
        <draw:frame draw:style-name="gr3" draw:text-style-name="P3" draw:layer="layout" svg:width="2.013cm" svg:height="0.954cm" svg:x="13.095cm" svg:y="8.874cm">
          <draw:text-box>
            <text:p text:style-name="P2">Node</text:p>
          </draw:text-box>
        </draw:frame>
        <draw:frame draw:style-name="gr2" draw:text-style-name="P3" draw:layer="layout" svg:width="1.421cm" svg:height="0.954cm" svg:x="12.06cm" svg:y="17.437cm">
          <draw:text-box>
            <text:p text:style-name="P2">Bin</text:p>
          </draw:text-box>
        </draw:frame>
        <draw:custom-shape draw:style-name="gr4" draw:text-style-name="P4" draw:layer="layout" svg:width="0.61cm" svg:height="0.61cm" svg:x="2.168cm" svg:y="9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2.168cm" svg:y="10.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2.768cm" svg:y="9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2.768cm" svg:y="10.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3.368cm" svg:y="9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3.368cm" svg:y="10.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3.968cm" svg:y="9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3.968cm" svg:y="10.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2.168cm" svg:y="11.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2.168cm" svg:y="11.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2.768cm" svg:y="11.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2.768cm" svg:y="11.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3.368cm" svg:y="11.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3.368cm" svg:y="11.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3.968cm" svg:y="11.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3.968cm" svg:y="11.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6.968cm" svg:y="9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6.968cm" svg:y="10.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7.568cm" svg:y="9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7.568cm" svg:y="10.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4.568cm" svg:y="9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4.568cm" svg:y="10.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5.168cm" svg:y="9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5.168cm" svg:y="10.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4.568cm" svg:y="11.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4.568cm" svg:y="11.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5.168cm" svg:y="11.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5.168cm" svg:y="11.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2.168cm" svg:y="12.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2.168cm" svg:y="12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2.768cm" svg:y="12.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2.768cm" svg:y="12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3.368cm" svg:y="12.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3.368cm" svg:y="12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3.968cm" svg:y="12.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3.968cm" svg:y="12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2.168cm" svg:y="13.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2.168cm" svg:y="14.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2.768cm" svg:y="13.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2.768cm" svg:y="14.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3.368cm" svg:y="13.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3.368cm" svg:y="14.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3.968cm" svg:y="13.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3.968cm" svg:y="14.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4.568cm" svg:y="12.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4.568cm" svg:y="12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5.168cm" svg:y="12.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5.168cm" svg:y="12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4.568cm" svg:y="13.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4.568cm" svg:y="14.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5.168cm" svg:y="13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1cm" svg:height="0.61cm" svg:x="5.168cm" svg:y="14.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2.168cm" svg:y="14.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2.168cm" svg:y="15.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2.768cm" svg:y="14.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2.768cm" svg:y="15.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3.368cm" svg:y="14.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3.368cm" svg:y="15.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3.968cm" svg:y="14.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3.968cm" svg:y="15.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2.168cm" svg:y="15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2.168cm" svg:y="16.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2.768cm" svg:y="15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2.768cm" svg:y="16.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3.368cm" svg:y="15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1cm" svg:height="0.61cm" svg:x="3.368cm" svg:y="16.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3.968cm" svg:y="15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3.968cm" svg:y="16.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4.568cm" svg:y="14.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4.568cm" svg:y="15.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5.168cm" svg:y="14.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5.168cm" svg:y="15.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4.568cm" svg:y="15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4.568cm" svg:y="16.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5.168cm" svg:y="15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1cm" svg:height="0.61cm" svg:x="5.168cm" svg:y="16.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6.968cm" svg:y="11.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6.968cm" svg:y="11.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7.568cm" svg:y="11.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7.568cm" svg:y="11.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6.968cm" svg:y="12.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6.968cm" svg:y="12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7.568cm" svg:y="12.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61cm" svg:height="0.61cm" svg:x="7.568cm" svg:y="12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6.968cm" svg:y="13.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6.968cm" svg:y="14.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7.568cm" svg:y="13.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7.568cm" svg:y="14.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6.968cm" svg:y="14.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6.968cm" svg:y="15.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7.568cm" svg:y="14.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7.568cm" svg:y="15.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6.968cm" svg:y="15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6.968cm" svg:y="16.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7.568cm" svg:y="15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7.568cm" svg:y="16.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429cm" svg:height="3.429cm" svg:x="13.222cm" svg:y="12.93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4.111cm" svg:y1="15.351cm" svg:x2="11.489cm" svg:y2="18.018cm">
          <text:p/>
        </draw:line>
        <draw:custom-shape draw:style-name="gr8" draw:text-style-name="P4" draw:layer="layout" svg:width="3.429cm" svg:height="3.429cm" svg:x="13.222cm" svg:y="10.33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5" draw:layer="layout" svg:width="3.429cm" svg:height="3.429cm" svg:x="15.722cm" svg:y="12.93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5" draw:layer="layout" svg:width="3.429cm" svg:height="3.429cm" svg:x="15.762cm" svg:y="10.34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3" draw:layer="layout" svg:width="3.575cm" svg:height="0.954cm" svg:x="2.06cm" svg:y="8.62cm">
          <draw:text-box>
            <text:p text:style-name="P2">InputMatrix</text:p>
          </draw:text-box>
        </draw:frame>
        <draw:frame draw:style-name="gr2" draw:text-style-name="P3" draw:layer="layout" svg:width="2.729cm" svg:height="0.954cm" svg:x="6.042cm" svg:y="8.947cm">
          <draw:text-box>
            <text:p text:style-name="P2">Gradient</text:p>
          </draw:text-box>
        </draw:frame>
        <draw:frame draw:style-name="gr2" draw:text-style-name="P3" draw:layer="layout" svg:width="14.125cm" svg:height="0.954cm" svg:x="3.101cm" svg:y="18.58cm">
          <draw:text-box>
            <text:p text:style-name="P2"><text:span text:style-name="T1">GHSum[nodeid, featureid, binid] += Gradient[rowid]</text:span></text:p>
          </draw:text-box>
        </draw:frame>
        <draw:custom-shape draw:style-name="gr8" draw:text-style-name="P4" draw:layer="layout" svg:width="3.429cm" svg:height="3.429cm" svg:x="12.333cm" svg:y="13.82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4" draw:layer="layout" svg:width="3.429cm" svg:height="3.429cm" svg:x="12.333cm" svg:y="11.22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5" draw:layer="layout" svg:width="3.429cm" svg:height="3.429cm" svg:x="14.833cm" svg:y="13.82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5" draw:layer="layout" svg:width="3.429cm" svg:height="3.429cm" svg:x="14.873cm" svg:y="11.23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9" draw:layer="layout" svg:width="0.853cm" svg:height="0.962cm" svg:x="5.1cm" svg:y="12.738cm">
          <draw:text-box>
            <text:p text:style-name="P8"><text:span text:style-name="T2">2</text:span></text:p>
          </draw:text-box>
        </draw:frame>
        <draw:custom-shape draw:style-name="gr6" draw:text-style-name="P6" draw:layer="layout" svg:width="0.61cm" svg:height="0.61cm" svg:x="6.968cm" svg:y="9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6.968cm" svg:y="10.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6.968cm" svg:y="11.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6.968cm" svg:y="11.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6.968cm" svg:y="12.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61cm" svg:height="0.61cm" svg:x="6.968cm" svg:y="12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6.968cm" svg:y="13.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6.968cm" svg:y="14.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6.968cm" svg:y="14.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6.968cm" svg:y="15.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6.968cm" svg:y="15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6.968cm" svg:y="16.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9.419cm" svg:y="9.8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9.419cm" svg:y="10.4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9.419cm" svg:y="11.0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9.419cm" svg:y="11.6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9.419cm" svg:y="12.2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9.419cm" svg:y="12.8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9.419cm" svg:y="13.4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9.419cm" svg:y="14.0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9.419cm" svg:y="14.6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9.419cm" svg:y="15.2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9.419cm" svg:y="15.8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9.419cm" svg:y="16.46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685cm" svg:height="0.954cm" svg:x="7.893cm" svg:y="8.62cm">
          <draw:text-box>
            <text:p text:style-name="P2"><text:s text:c="4"/>NodeMap</text:p>
          </draw:text-box>
        </draw:frame>
        <draw:custom-shape draw:style-name="gr6" draw:text-style-name="P6" draw:layer="layout" svg:width="0.61cm" svg:height="0.61cm" svg:x="9.419cm" svg:y="9.8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9.419cm" svg:y="10.4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9.419cm" svg:y="11.0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9.419cm" svg:y="11.6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9.419cm" svg:y="12.2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9.419cm" svg:y="12.8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9.419cm" svg:y="13.4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9.419cm" svg:y="14.0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9.419cm" svg:y="14.6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9.419cm" svg:y="15.2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9.419cm" svg:y="15.8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1cm" svg:height="0.61cm" svg:x="9.419cm" svg:y="16.463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0.853cm" svg:height="0.962cm" svg:x="9.291cm" svg:y="12.684cm">
          <draw:text-box>
            <text:p text:style-name="P8"><text:span text:style-name="T2">1</text:span></text:p>
          </draw:text-box>
        </draw:frame>
        <draw:path draw:style-name="gr10" draw:text-style-name="P1" draw:layer="layout" svg:width="7.22cm" svg:height="5.106cm" draw:transform="rotate (-0.982794901798007) translate (11.5996258043629cm 10.3589233647737cm)" svg:viewBox="0 0 7221 5107" svg:d="M0 5107c5495 0 7221-5107 7221-5107">
          <text:p/>
        </draw:path>
        <draw:frame draw:style-name="gr2" draw:text-style-name="P3" draw:layer="layout" svg:width="3.064cm" svg:height="0.954cm" svg:x="15.163cm" svg:y="8.747cm">
          <draw:text-box>
            <text:p text:style-name="P2"><text:s text:c="3"/>GHSum</text:p>
          </draw:text-box>
        </draw:frame>
        <draw:frame draw:style-name="gr2" draw:text-style-name="P9" draw:layer="layout" svg:width="2.267cm" svg:height="0.962cm" svg:x="10.225cm" svg:y="15.605cm">
          <draw:text-box>
            <text:p text:style-name="P8"><text:span text:style-name="T2">[1,6,2]</text:span></text:p>
          </draw:text-box>
        </draw:frame>
        <draw:frame draw:style-name="gr2" draw:text-style-name="P11" draw:layer="layout" svg:width="3.821cm" svg:height="0.725cm" svg:x="2.016cm" svg:y="16.983cm">
          <draw:text-box>
            <text:p text:style-name="P10"><text:span text:style-name="T3">1 <text:s text:c="3"/>2 <text:s text:c="2"/>3 <text:s text:c="2"/>4 <text:s text:c="2"/>5 <text:s text:c="2"/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1:13:31.829367153</meta:creation-date>
    <dc:date>2019-02-12T17:17:07.224933203</dc:date>
    <meta:editing-duration>PT5H22M50S</meta:editing-duration>
    <meta:editing-cycles>3</meta:editing-cycles>
    <meta:generator>LibreOffice/5.1.6.2$Linux_X86_64 LibreOffice_project/10m0$Build-2</meta:generator>
    <meta:document-statistic meta:object-count="156"/>
  </office:meta>
</office:document-meta>
</file>